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4pt" officeooo:rsid="001c1f97" officeooo:paragraph-rsid="001c1f97" style:font-size-asian="21pt" style:font-size-complex="24pt"/>
    </style:style>
    <style:style style:name="P2" style:family="paragraph" style:parent-style-name="Standard">
      <style:text-properties style:font-name="Calibri" fo:font-size="24pt" officeooo:rsid="001cee53" officeooo:paragraph-rsid="001cee53" style:font-size-asian="21pt" style:font-size-complex="24pt"/>
    </style:style>
    <style:style style:name="P3" style:family="paragraph" style:parent-style-name="Standard">
      <style:text-properties style:font-name="Calibri" fo:font-size="24pt" style:text-underline-style="solid" style:text-underline-width="auto" style:text-underline-color="font-color" officeooo:rsid="001cee53" officeooo:paragraph-rsid="001cee53" style:font-size-asian="21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ite 253 ist reichlich unklar. Wie hängt die Wronski-Determinante mit ihrer Herleitung zusammen? Warum ist es nicht das negative? Wieso wechselt auf einmal E2 und E1 die Position?</text:p>
      <text:p text:style-name="P1"/>
      <text:p text:style-name="P2">Seite 264 ist auch nicht so klar. Woher kommt die transzendente Bestimmungsgleichung? Ok, man teilt die sin durch die cos-Gleichung (vor 4.40).</text:p>
      <text:p text:style-name="P3">Aber wie werden die Koeffizienten festgelegt?</text:p>
      <text:p text:style-name="P3">Und wie folgt daraus die symmetrische Wellenfunktio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3T17:26:21.539000000</dc:date>
    <meta:generator>LibreOffice/4.1.4.2$Windows_x86 LibreOffice_project/0a0440ccc0227ad9829de5f46be37cfb6edcf72</meta:generator>
    <meta:editing-duration>P0D</meta:editing-duration>
    <meta:editing-cycles>1</meta:editing-cycles>
    <meta:document-statistic meta:table-count="0" meta:image-count="0" meta:object-count="0" meta:page-count="1" meta:paragraph-count="4" meta:word-count="63" meta:character-count="421" meta:non-whitespace-character-count="362"/>
  </office:meta>
</office:document-meta>
</file>